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64560" officeooo:paragraph-rsid="00064560"/>
    </style:style>
    <style:style style:name="P3" style:family="paragraph" style:parent-style-name="Text_20_body">
      <style:paragraph-properties fo:text-align="justify" style:justify-single-word="false"/>
      <style:text-properties officeooo:paragraph-rsid="00064560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text-properties style:font-name="DejaVu Sans Mono" fo:font-size="10pt" fo:language="en" fo:country="US" officeooo:paragraph-rsid="000892a4"/>
    </style:style>
    <style:style style:name="P8" style:family="paragraph" style:parent-style-name="Normal">
      <style:text-properties style:font-name="DejaVu Sans Mono" fo:font-size="10pt" fo:language="en" fo:country="US" officeooo:rsid="000a07f0" officeooo:paragraph-rsid="000a07f0"/>
    </style:style>
    <style:style style:name="P9" style:family="paragraph" style:parent-style-name="Normal">
      <style:text-properties style:font-name="DejaVu Sans Mono" fo:font-size="10pt" fo:language="en" fo:country="US" officeooo:rsid="000bf148" officeooo:paragraph-rsid="000bf148"/>
    </style:style>
    <style:style style:name="P10" style:family="paragraph" style:parent-style-name="Normal">
      <style:text-properties style:font-name="DejaVu Sans Mono" fo:font-size="10pt" fo:language="en" fo:country="US" officeooo:rsid="000892a4" officeooo:paragraph-rsid="000892a4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P13" style:family="paragraph" style:parent-style-name="Preformatted_20_Text">
      <style:text-properties officeooo:rsid="0007748a" officeooo:paragraph-rsid="0007748a"/>
    </style:style>
    <style:style style:name="P14" style:family="paragraph" style:parent-style-name="Preformatted_20_Text">
      <style:text-properties officeooo:rsid="000892a4" officeooo:paragraph-rsid="000892a4"/>
    </style:style>
    <style:style style:name="P15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6" style:family="paragraph" style:parent-style-name="Normal">
      <style:paragraph-properties fo:text-align="justify" style:justify-single-word="false"/>
      <style:text-properties fo:language="en" fo:country="US" officeooo:rsid="0010b763" officeooo:paragraph-rsid="0010b763"/>
    </style:style>
    <style:style style:name="P17" style:family="paragraph" style:parent-style-name="Normal">
      <style:paragraph-properties fo:text-align="justify" style:justify-single-word="false"/>
      <style:text-properties officeooo:rsid="00064560" officeooo:paragraph-rsid="0010b763"/>
    </style:style>
    <style:style style:name="P18" style:family="paragraph" style:parent-style-name="Normal">
      <style:text-properties style:font-name="DejaVu Sans Mono" fo:font-size="10pt" fo:language="en" fo:country="US" officeooo:rsid="0010b763" officeooo:paragraph-rsid="0010b763"/>
    </style:style>
    <style:style style:name="T1" style:family="text">
      <style:text-properties fo:font-variant="normal" fo:text-transform="none" fo:color="#000000" fo:font-weight="normal"/>
    </style:style>
    <style:style style:name="T2" style:family="text">
      <style:text-properties fo:font-variant="normal" fo:text-transform="none" fo:color="#000000" fo:font-weight="normal" officeooo:rsid="000892a4"/>
    </style:style>
    <style:style style:name="T3" style:family="text">
      <style:text-properties fo:font-variant="normal" fo:text-transform="none" fo:color="#000000" fo:font-weight="normal" officeooo:rsid="000d8e83"/>
    </style:style>
    <style:style style:name="T4" style:family="text">
      <style:text-properties officeooo:rsid="00064560"/>
    </style:style>
    <style:style style:name="T5" style:family="text">
      <style:text-properties fo:language="en" fo:country="US" officeooo:rsid="00064560"/>
    </style:style>
    <style:style style:name="T6" style:family="text">
      <style:text-properties fo:language="en" fo:country="US" officeooo:rsid="0010b763"/>
    </style:style>
    <style:style style:name="T7" style:family="text">
      <style:text-properties officeooo:rsid="0007748a"/>
    </style:style>
    <style:style style:name="T8" style:family="text">
      <style:text-properties officeooo:rsid="000892a4"/>
    </style:style>
    <style:style style:name="T9" style:family="text">
      <style:text-properties officeooo:rsid="000bf148"/>
    </style:style>
    <style:style style:name="T10" style:family="text">
      <style:text-properties officeooo:rsid="000d8e83"/>
    </style:style>
    <style:style style:name="T11" style:family="text">
      <style:text-properties officeooo:rsid="0010b76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<text:span text:style-name="T10">132</text:span>: <text:span text:style-name="T11">hypermat creation function</text:span></text:p>
        <text:p text:style-name="P5"/>
        <text:p text:style-name="P6"/>
        <text:p text:style-name="P6">Version: 1.<text:span text:style-name="T11">0</text:span></text:p>
        <text:p text:style-name="P6">Author: <text:span text:style-name="T4">Pierre-Aimé Agnel</text:span></text:p>
        <text:p text:style-name="P6">Review: </text:p>
        <text:p text:style-name="P6">Commented: </text:p>
        <text:p text:style-name="P6">State: Prototype</text:p>
        <text:p text:style-name="P6">Scilab-Version: 5.5.0</text:p>
        <text:p text:style-name="P6">Created: <text:span text:style-name="T11">Apr</text:span>. <text:span text:style-name="T11">24</text:span>th 2014</text:p>
        <text:p text:style-name="P5"/>
        <text:p text:style-name="P6"/>
        <text:p text:style-name="P11">Abstract</text:p>
        <text:p text:style-name="P16">Improve hypermat creation function to work with a matrix or hypermatrix.</text:p>
        <text:p text:style-name="P6"/>
        <text:p text:style-name="P11">Rationale</text:p>
        <text:p text:style-name="P17"><text:span text:style-name="T6">Function hypermat creates a hypermatrix and initializes it with values from a vector of entries. One could expect a creation from a matrix or a hypermatrix as a ability to reshape a hypermatrix in one line of code. Besides, vector of entries must be exactly of the size of the hypermatrix when one could have a few entries and padding.</text:span></text:p>
        <text:p text:style-name="P12">Calling Sequences</text:p>
        <text:p text:style-name="Preformatted_20_Text"><text:s text:c="4"/><text:span text:style-name="T11">M = hypermat</text:span>(<text:span text:style-name="T11">dims[, M_init]</text:span>)</text:p>
        <text:p text:style-name="Preformatted_20_Text"/>
        <text:p text:style-name="P13"><text:span text:style-name="T11">M</text:span> <text:s text:c="5"/>: <text:span text:style-name="T11">hypermatrix created.</text:span></text:p>
        <text:p text:style-name="P13"><text:span text:style-name="T11">dims</text:span> <text:s text:c="2"/>: <text:span text:style-name="T11">dimensions of the resulting hypermatrix</text:span></text:p>
        <text:p text:style-name="P14"><text:span text:style-name="T11">M_init </text:span>: <text:span text:style-name="T11">vector, matrix or hypermatrix of initial values</text:span></text:p>
        <text:p text:style-name="Heading_20_3">Examples</text:p>
        <text:p text:style-name="P18">M1 = [1 2; 3 4];</text:p>
        <text:p text:style-name="P18">M2 = [5 6; 7 8];</text:p>
        <text:p text:style-name="P18">M3 = [9 10; 11 12];</text:p>
        <text:p text:style-name="P18"/>
        <text:p text:style-name="P18">// Initialize a hypermatrix with M1 and M2</text:p>
        <text:p text:style-name="P18">dims = [2 2 3];</text:p>
        <text:p text:style-name="P18">M = hypermat(dims, [M1, M2, M3])</text:p>
        <text:p text:style-name="P18"/>
        <text:p text:style-name="P18">// Reshape the hypermatrix with different dimensions</text:p>
        <text:p text:style-name="P18">M = hypermat([2 3 2], M)</text:p>
        <text:p text:style-name="P18"/>
        <text:p text:style-name="P18">// Initialize from a Matrix with padding</text:p>
        <text:p text:style-name="P18">first_page = [ones(1,10); zeros(1,10); ones(1,10)];</text:p>
        <text:p text:style-name="P18">M = hypermat([3 10 5], first_page)</text:p>
        <text:p text:style-name="P18">// The first page of M is set, others are filled with 0</text:p>
        <text:p text:style-name="P11">Changelog</text:p>
        <text:list xml:id="list9054031472929533667" text:style-name="L1">
          <text:list-header>
            <text:p text:style-name="P15">1.0 – <text:span text:style-name="T8">Pierre-Aimé Agnel</text:span> - Initial version</text:p>
          </text:list-header>
        </text:list>
        <text:p text:style-name="P11"><text:soft-page-break/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family="'DejaVu Sans Mono'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 fo:font-family="'DejaVu Sans Mono'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 fo:font-family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 fo:font-family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family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 fo:font-family="'Courier New'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 fo:font-family="'Courier New'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 fo:font-family="'DejaVu Sans Mono'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 fo:font-family="'DejaVu Sans Mono'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Pierre MARECHAL</meta:initial-creator>
    <meta:creation-date>2008-07-09T13:39:08</meta:creation-date>
    <dc:date>2014-04-24T11:41:05.132442019</dc:date>
    <meta:editing-duration>PT2H36M50S</meta:editing-duration>
    <meta:editing-cycles>57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dc:creator>Pierre-Aimé Agnel</dc:creator>
    <meta:document-statistic meta:table-count="0" meta:image-count="0" meta:object-count="0" meta:page-count="2" meta:paragraph-count="34" meta:word-count="218" meta:character-count="1278" meta:non-whitespace-character-count="1079"/>
  </office:meta>
</office:document-meta>
</file>